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
      <style:paragraph-properties fo:text-align="center" style:justify-single-word="false"/>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by-step guide for installing Meggie</text:p>
      <text:p text:style-name="Standard"/>
      <text:p text:style-name="Standard"/>
      <text:p text:style-name="Standard">This is the simple installation guide for Meggie. For more technical instructions and requirements, see requirements.txt.</text:p>
      <text:p text:style-name="Standard"/>
      <text:h text:style-name="Heading_20_1" text:outline-level="1">General information</text:h>
      <text:p text:style-name="Standard">Running Meggie requires you to install several external programs and add-ons. These include both commercial and open source software. Meggie works without installing commercial software, but with reduced features.</text:p>
      <text:p text:style-name="Standard"/>
      <text:p text:style-name="Standard">PLEASE NOTE: some or all of the required programs may already have been installed or at least downloaded by your colleagues or technical support personnel. In that case, you may skip some of the registragion/download/installation steps. Ask around to avoid unnecessary work.</text:p>
      <text:p text:style-name="Standard"/>
      <text:h text:style-name="Heading_20_2" text:outline-level="2">1. Install Enthought Python Distribution (EPD)</text:h>
      <text:p text:style-name="Text_20_body">PLEASE NOTE: EPD has recently been renamed to Enthought Canony, and the installation process has been revised. Meggie has not been been tested with Canopy and thus we cannot provide installation instructions for those how wish to use it.</text:p>
      <text:h text:style-name="Heading_20_3" text:outline-level="3">Registering and downloading EPD</text:h>
      <text:p text:style-name="Text_20_body">Installing EPD is one way to get the numerous general scientific computing related add-ons required by Hoksotin. EPD is the also recommended by the maintainers of MNE</text:p>
      <text:p text:style-name="Text_20_body">EPD is free for academic usage, but requires registration. Go to the page <text:a xlink:type="simple" xlink:href="https://www.enthought.com/products/canopy/academic/">https://www.enthought.com/products/canopy/academic/</text:a> and click “Request your academic license”. <text:s/>After following the procedure and acquiring the license, sign in to the site and go to address <text:a xlink:type="simple" xlink:href="https://www.enthought.com/products/epd/package-index/">https://www.enthought.com/products/epd/package-index/</text:a>. The required installer can be found in the “installers” directory . The required installer is </text:p>
      <text:p text:style-name="Text_20_body"/>
      <text:p text:style-name="Text_20_body"><text:tab/>epd-7.3-2-rh5-x86_64.sh (for 64-bit Linux) OR </text:p>
      <text:p text:style-name="Text_20_body"><text:tab/>epd-7.3-2-rh5-x86.sh (for 32-bit Linux)</text:p>
      <text:p text:style-name="Text_20_body"/>
      <text:p text:style-name="Text_20_body">Download the desired installer to a directory of your choice.</text:p>
      <text:h text:style-name="Heading_20_3" text:outline-level="3">Installation</text:h>
      <text:p text:style-name="Text_20_body">Open a terminal program in the directory where you download the EPD installer. In the terminal, run the following command:</text:p>
      <text:p text:style-name="code">chmod +x &lt;packagename&gt;</text:p>
      <text:p text:style-name="Text_20_body">For example, if you downloaded the installer for 64-bit Linux, the command would be the following:</text:p>
      <text:p text:style-name="Text_20_body"><text:soft-page-break/></text:p>
      <text:p text:style-name="code">chmod +x epd-7.3-2-rh5-x86_64.sh</text:p>
      <text:p text:style-name="Text_20_body">Then run the installer with superuser permissions:</text:p>
      <text:p text:style-name="code">sudo ./epd-7.3-2-rh5-x86_64.sh</text:p>
      <text:p text:style-name="Text_20_body">The installer will prompt you for an installation directory. There are no specific requirements for the location of directory, so pick whatever seems suitable or is recommended by your system administrator.</text:p>
      <text:h text:style-name="Heading_20_3" text:outline-level="3">Setting up EPD Python</text:h>
      <text:p text:style-name="Text_20_body">The following installation steps require you to use the EPD Python as the Python interpreter. It is likely that your system already has a different Python interpreter installed, so it is essential not to mix the two interpreters.</text:p>
      <text:p text:style-name="Text_20_body">Open a terminal program and open the .bashrc file in your home directory:</text:p>
      <text:p text:style-name="code">nano /home/&lt;yourusername&gt;/.bashrc</text:p>
      <text:p text:style-name="Text_20_body">Add the following line to the end of the file:</text:p>
      <text:p text:style-name="code">alias python='&lt;pathToEPDInstallationDirectory&gt;bin/python'</text:p>
      <text:p text:style-name="Text_20_body">For example, if you installed the EPD to directory /usr/local/bin/epd/, the line to add would be:</text:p>
      <text:p text:style-name="code">alias python='/usr/local/bin/epd/bin/python'</text:p>
      <text:p text:style-name="Text_20_body">Log out and log back in to actually register the change. </text:p>
      <text:p text:style-name="Text_20_body">IMPORTANT! After logging in, open the terminal and run the command “python” in it – just write “python” (without the quotation marks) in the terminal and press ENTER . The terminal should show you output that contains the words “Enthought Python Distribution”. If not, DO NOT continue with installation. Ask your sysadmin for help.</text:p>
      <text:h text:style-name="Heading_20_2" text:outline-level="2">2. Install MNE</text:h>
      <text:p text:style-name="Text_20_body">MNE is the actual software package required for analyzing the magnetoencephalography (MEG) and electroencephalography (EEG) data. From the plain MNE package, Meggie only uses mne_browse_raw for viewing the raw data. This may be useful in PCA projections***</text:p>
      <text:p text:style-name="Text_20_body">MNE, too, requires registration for download. Go to <text:a xlink:type="simple" xlink:href="http://martinos.org/mne/">http://martinos.org/mne/</text:a> , click “Download MNE” and follow the instructions. Meggie has been tested with following version:</text:p>
      <text:p text:style-name="code">MNE-2.7.0-3106-Linux-x86_64</text:p>
      <text:p text:style-name="Text_20_body">After downloading, follow the instructions at <text:a xlink:type="simple" xlink:href="http://martinos.org/mne/manual/AppInstall.html">http://martinos.org/mne/manual/AppInstall.html</text:a> to install and configure MNE. Meggie will automatically detect the MNE installation and behave accordingly.</text:p>
      <text:p text:style-name="Text_20_body"><text:soft-page-break/>PLEASE NOTE: Meggie doesn't require Freesurfer for its functionality. If you're only using Meggie for analysis, there is no need to install it.</text:p>
      <text:h text:style-name="Heading_20_2" text:outline-level="2">3. Install MNE-Python</text:h>
      <text:p text:style-name="Text_20_body">Mne-Python includes Python modules and scripts for analyzing MEG data. Meggie uses Mne-Python for nearly all of its functionality.</text:p>
      <text:p text:style-name="Text_20_body">https://github.com/mne-tools/mne-python</text:p>
      <text:p text:style-name="Text_20_body"/>
      <text:h text:style-name="Heading_20_2" text:outline-level="2">4. Install PyQt4</text:h>
      <text:p text:style-name="Text_20_body">PyQt4 is an user interface library used by various applications, including Meggie. </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margin-left="0.4in" fo:margin-right="0in" fo:margin-top="0.2in" fo:margin-bottom="0.2in" fo:text-indent="0in" style:auto-text-indent="false" style:page-number="auto"/>
      <style:text-properties style:font-name="Liberation Mono" style:font-size-asian="10.5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Zen Hei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i Aliranta</meta:initial-creator>
    <meta:creation-date>2013-04-18T11:48:19</meta:creation-date>
    <meta:generator>LibreOffice/3.4$Unix LibreOffice_project/340m1$Build-602</meta:generator>
    <dc:date>2013-06-04T18:38:57</dc:date>
    <dc:creator>Kari Aliranta</dc:creator>
    <meta:editing-duration>PT4H48M1S</meta:editing-duration>
    <meta:editing-cycles>170</meta:editing-cycles>
    <meta:document-statistic meta:table-count="0" meta:image-count="0" meta:object-count="0" meta:page-count="3" meta:paragraph-count="42" meta:word-count="625" meta:character-count="4373" meta:non-whitespace-character-count="3783"/>
  </office:meta>
</office:document-meta>
</file>